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61e16d" officeooo:paragraph-rsid="0161e16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officeooo:rsid="00b3b4fc" officeooo:paragraph-rsid="00d33551"/>
    </style:style>
    <style:style style:name="P16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24" style:family="paragraph" style:parent-style-name="Standard" style:list-style-name="L10">
      <style:paragraph-properties fo:text-align="start" style:justify-single-word="false"/>
      <style:text-properties officeooo:paragraph-rsid="00b8e6e8"/>
    </style:style>
    <style:style style:name="P25" style:family="paragraph" style:parent-style-name="Standard" style:list-style-name="L11">
      <style:paragraph-properties fo:text-align="start" style:justify-single-word="false"/>
      <style:text-properties officeooo:paragraph-rsid="016b7411"/>
    </style:style>
    <style:style style:name="P26" style:family="paragraph" style:parent-style-name="Standard" style:list-style-name="L13">
      <style:paragraph-properties fo:text-align="start" style:justify-single-word="false"/>
      <style:text-properties officeooo:paragraph-rsid="01960cfc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178c48e" style:font-size-asian="12.25pt" style:font-weight-asian="normal" style:font-size-complex="14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dd033" officeooo:paragraph-rsid="0178c48e" style:font-size-asian="12.25pt" style:font-weight-asian="normal" style:font-size-complex="14pt" style:font-weight-complex="normal"/>
    </style:style>
    <style:style style:name="P40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bcca1" officeooo:paragraph-rsid="017027e4" style:font-size-asian="12.25pt" style:font-weight-asian="normal" style:font-size-complex="14pt" style:font-weight-complex="normal"/>
    </style:style>
    <style:style style:name="P41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7faaf" officeooo:paragraph-rsid="017027e4" style:font-size-asian="12.25pt" style:font-weight-asian="normal" style:font-size-complex="14pt" style:font-weight-complex="normal"/>
    </style:style>
    <style:style style:name="P42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43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44" style:family="paragraph" style:parent-style-name="Standard" style:list-style-name="L20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45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46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47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48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49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50" style:family="paragraph" style:parent-style-name="Standard" style:list-style-name="L21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52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54" style:family="paragraph" style:parent-style-name="Standard" style:list-style-name="L13">
      <style:paragraph-properties fo:line-height="100%"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55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57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58" style:family="paragraph" style:parent-style-name="Standard" style:list-style-name="L11" style:master-page-name="">
      <style:paragraph-properties fo:text-align="start" style:justify-single-word="false" style:page-number="auto"/>
      <style:text-properties style:font-name="Liberation Serif" fo:font-size="14pt" fo:font-weight="normal" officeooo:rsid="00b994c8" officeooo:paragraph-rsid="016b7411" style:font-size-asian="12.25pt" style:font-weight-asian="normal" style:font-size-complex="14pt" style:font-weight-complex="normal"/>
    </style:style>
    <style:style style:name="P59" style:family="paragraph" style:parent-style-name="Standard" style:list-style-name="L19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60" style:family="paragraph" style:parent-style-name="Standard" style:list-style-name="L12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3c3072" officeooo:paragraph-rsid="0180e56b" style:font-size-asian="12.25pt" style:font-weight-asian="normal" style:font-size-complex="14pt" style:font-weight-complex="normal"/>
    </style:style>
    <style:style style:name="P61" style:family="paragraph" style:parent-style-name="Standard" style:list-style-name="L23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fo:font-size="14pt" officeooo:rsid="01974b2a" officeooo:paragraph-rsid="01974b2a" style:font-size-asian="12.25pt" style:font-size-complex="14pt"/>
    </style:style>
    <style:style style:name="P62" style:family="paragraph" style:parent-style-name="Standard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7398b0" officeooo:paragraph-rsid="01cc756e" style:font-size-asian="12.25pt" style:font-weight-asian="normal" style:font-size-complex="14pt" style:font-weight-complex="normal"/>
    </style:style>
    <style:style style:name="P63" style:family="paragraph" style:parent-style-name="Standard" style:list-style-name="L13">
      <loext:graphic-properties draw:fill="none"/>
      <style:paragraph-properties fo:margin-top="0in" fo:margin-bottom="0.0972in" loext:contextual-spacing="false" fo:line-height="100%" fo:text-align="start" style:justify-single-word="false" fo:background-color="transparent">
        <style:tab-stops>
          <style:tab-stop style:position="0.5626in"/>
          <style:tab-stop style:position="0.9374in"/>
        </style:tab-stops>
      </style:paragraph-properties>
      <style:text-properties officeooo:rsid="003a3488" officeooo:paragraph-rsid="01960cfc"/>
    </style:style>
    <style:style style:name="P64" style:family="paragraph" style:parent-style-name="Standard" style:list-style-name="L26" style:master-page-name="">
      <loext:graphic-properties draw:fill="none"/>
      <style:paragraph-properties fo:margin-top="0in" fo:margin-bottom="0.0972in" loext:contextual-spacing="false" fo:line-height="100%" fo:text-align="start" style:justify-single-word="false" style:page-number="auto" fo:background-color="transparent"/>
      <style:text-properties style:font-name="Liberation Serif" fo:font-size="14pt" fo:font-weight="normal" officeooo:rsid="017398b0" officeooo:paragraph-rsid="01ca8b54" style:font-size-asian="12.25pt" style:font-weight-asian="normal" style:font-size-complex="14pt" style:font-weight-complex="normal"/>
    </style:style>
    <style:style style:name="P65" style:family="paragraph" style:parent-style-name="Standard" style:list-style-name="L16" style:master-page-name="">
      <loext:graphic-properties draw:fill="none"/>
      <style:paragraph-properties fo:margin-left="0.6866in" fo:margin-right="0in" fo:line-height="100%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66" style:family="paragraph" style:parent-style-name="Standard" style:list-style-name="L17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ce0aa8" officeooo:paragraph-rsid="013dbcf6"/>
    </style:style>
    <style:style style:name="P67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18d7b4d" style:font-size-asian="12.25pt" style:font-weight-asian="normal" style:font-size-complex="14pt" style:font-weight-complex="normal"/>
    </style:style>
    <style:style style:name="P69" style:family="paragraph" style:parent-style-name="Standard" style:list-style-name="L18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70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71" style:family="paragraph" style:parent-style-name="Standard" style:list-style-name="L22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7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00adc"/>
    </style:style>
    <style:style style:name="P73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officeooo:rsid="00b8e6e8" officeooo:paragraph-rsid="016b7411"/>
    </style:style>
    <style:style style:name="P74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78c48e" officeooo:paragraph-rsid="019416f9" style:font-size-asian="12.25pt" style:font-size-complex="14pt"/>
    </style:style>
    <style:style style:name="P75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0b8e6e8" officeooo:paragraph-rsid="01960cfc" style:font-size-asian="14pt" style:font-size-complex="14pt"/>
    </style:style>
    <style:style style:name="P76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6cad2b" officeooo:paragraph-rsid="01960cfc" style:font-size-asian="12.25pt" style:font-size-complex="14pt"/>
    </style:style>
    <style:style style:name="P7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0.7457in"/>
        </style:tab-stops>
      </style:paragraph-properties>
      <style:text-properties fo:font-size="14pt" officeooo:rsid="01974b2a" officeooo:paragraph-rsid="01974b2a" style:font-size-asian="12.25pt" style:font-size-complex="14pt"/>
    </style:style>
    <style:style style:name="P7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9c45b0" officeooo:paragraph-rsid="019c45b0" style:font-size-asian="12.25pt" style:font-size-complex="14pt"/>
    </style:style>
    <style:style style:name="P7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aa75bd" officeooo:paragraph-rsid="01aa75bd" style:font-size-asian="14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b3b4fc" officeooo:paragraph-rsid="01b78977" style:font-size-asian="12.25pt" style:font-weight-asian="normal" style:font-size-complex="14pt" style:font-weight-complex="normal"/>
    </style:style>
    <style:style style:name="P81" style:family="paragraph" style:parent-style-name="Text_20_body" style:list-style-name="L23">
      <style:text-properties fo:font-size="14pt" style:font-size-asian="14pt" style:font-size-complex="14pt"/>
    </style:style>
    <style:style style:name="P82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4pt" style:font-size-complex="14pt"/>
    </style:style>
    <style:style style:name="P83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84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1c7d7"/>
    </style:style>
    <style:style style:name="P85" style:family="paragraph" style:parent-style-name="Text_20_body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75in"/>
        </style:tab-stops>
      </style:paragraph-properties>
      <style:text-properties officeooo:paragraph-rsid="019c45b0"/>
    </style:style>
    <style:style style:name="P86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2.25pt" style:font-size-complex="14pt"/>
    </style:style>
    <style:style style:name="P87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8e3a37" officeooo:paragraph-rsid="018e3a37" style:font-size-asian="14pt" style:font-size-complex="14pt"/>
    </style:style>
    <style:style style:name="P88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89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90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paragraph-rsid="01c96d72"/>
    </style:style>
    <style:style style:name="P9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1a6a8cb" officeooo:paragraph-rsid="01a6a8cb" style:font-size-asian="12.25pt" style:font-size-complex="14pt"/>
    </style:style>
    <style:style style:name="P92" style:family="paragraph" style:parent-style-name="Heading_20_2">
      <style:text-properties officeooo:rsid="0178c48e" officeooo:paragraph-rsid="0178c48e"/>
    </style:style>
    <style:style style:name="P93" style:family="paragraph" style:parent-style-name="Heading_20_2">
      <style:text-properties officeooo:rsid="016b9774" officeooo:paragraph-rsid="016b9774"/>
    </style:style>
    <style:style style:name="P94" style:family="paragraph" style:parent-style-name="Heading_20_2">
      <style:text-properties officeooo:rsid="016b7411" officeooo:paragraph-rsid="016b7411"/>
    </style:style>
    <style:style style:name="P95" style:family="paragraph" style:parent-style-name="Heading_20_2">
      <style:text-properties officeooo:rsid="016b7411" officeooo:paragraph-rsid="01960cfc"/>
    </style:style>
    <style:style style:name="P96" style:family="paragraph" style:parent-style-name="Heading_20_2">
      <style:text-properties officeooo:rsid="016cad2b" officeooo:paragraph-rsid="016cad2b"/>
    </style:style>
    <style:style style:name="P97" style:family="paragraph" style:parent-style-name="Heading_20_2">
      <style:text-properties officeooo:paragraph-rsid="018a7ac1"/>
    </style:style>
    <style:style style:name="P98" style:family="paragraph" style:parent-style-name="Heading_20_2">
      <style:text-properties officeooo:rsid="018d7b4d" officeooo:paragraph-rsid="018d7b4d"/>
    </style:style>
    <style:style style:name="P99" style:family="paragraph" style:parent-style-name="Heading_20_2">
      <style:text-properties officeooo:paragraph-rsid="0191da56"/>
    </style:style>
    <style:style style:name="P100" style:family="paragraph" style:parent-style-name="Heading_20_2" style:master-page-name="">
      <style:paragraph-properties style:page-number="auto"/>
    </style:style>
    <style:style style:name="P101" style:family="paragraph" style:parent-style-name="Heading_20_1">
      <style:text-properties style:text-underline-style="solid" style:text-underline-width="auto" style:text-underline-color="font-color" officeooo:paragraph-rsid="005ab614"/>
    </style:style>
    <style:style style:name="P102" style:family="paragraph" style:parent-style-name="Heading_20_1">
      <style:text-properties officeooo:rsid="005ab614" officeooo:paragraph-rsid="005ab614"/>
    </style:style>
    <style:style style:name="P103" style:family="paragraph" style:parent-style-name="Heading_20_1">
      <style:text-properties officeooo:paragraph-rsid="004f4042"/>
    </style:style>
    <style:style style:name="P104" style:family="paragraph" style:parent-style-name="Heading_20_3">
      <style:text-properties officeooo:paragraph-rsid="00c03dd7"/>
    </style:style>
    <style:style style:name="P105" style:family="paragraph" style:parent-style-name="Heading_20_3">
      <style:text-properties officeooo:paragraph-rsid="018d7b4d"/>
    </style:style>
    <style:style style:name="P106" style:family="paragraph" style:parent-style-name="Heading_20_3">
      <style:text-properties officeooo:rsid="018d7b4d" officeooo:paragraph-rsid="018d7b4d"/>
    </style:style>
    <style:style style:name="P107" style:family="paragraph" style:parent-style-name="Heading_20_3">
      <style:paragraph-properties>
        <style:tab-stops/>
      </style:paragraph-properties>
      <style:text-properties officeooo:rsid="018d7b4d" officeooo:paragraph-rsid="018d7b4d"/>
    </style:style>
    <style:style style:name="P108" style:family="paragraph" style:parent-style-name="Heading_20_3">
      <style:text-properties officeooo:rsid="01927b49" officeooo:paragraph-rsid="01927b49"/>
    </style:style>
    <style:style style:name="P109" style:family="paragraph" style:parent-style-name="Heading_20_3">
      <style:text-properties officeooo:rsid="0178c48e" officeooo:paragraph-rsid="00bca994"/>
    </style:style>
    <style:style style:name="P110" style:family="paragraph" style:parent-style-name="Heading_20_3">
      <style:text-properties officeooo:rsid="016b9774" officeooo:paragraph-rsid="01960cfc"/>
    </style:style>
    <style:style style:name="P111" style:family="paragraph" style:parent-style-name="Heading_20_3">
      <style:text-properties officeooo:rsid="016b9774" officeooo:paragraph-rsid="016b7411"/>
    </style:style>
    <style:style style:name="P112" style:family="paragraph" style:parent-style-name="Heading_20_3">
      <style:text-properties officeooo:rsid="016b7411" officeooo:paragraph-rsid="016b7411"/>
    </style:style>
    <style:style style:name="P113" style:family="paragraph" style:parent-style-name="Heading_20_3">
      <style:text-properties officeooo:rsid="016b7411" officeooo:paragraph-rsid="01960cfc"/>
    </style:style>
    <style:style style:name="P114" style:family="paragraph" style:parent-style-name="Heading_20_3">
      <style:text-properties officeooo:rsid="016eddc2" officeooo:paragraph-rsid="016eddc2"/>
    </style:style>
    <style:style style:name="P115" style:family="paragraph" style:parent-style-name="Heading_20_3">
      <style:text-properties officeooo:rsid="016eddc2" officeooo:paragraph-rsid="01960cfc"/>
    </style:style>
    <style:style style:name="P116" style:family="paragraph" style:parent-style-name="Heading_20_3">
      <style:text-properties officeooo:rsid="016eddc2" officeooo:paragraph-rsid="0171c7d7"/>
    </style:style>
    <style:style style:name="P117" style:family="paragraph" style:parent-style-name="Heading_20_3">
      <style:text-properties officeooo:rsid="007169fa" officeooo:paragraph-rsid="01960cfc"/>
    </style:style>
    <style:style style:name="P118" style:family="paragraph" style:parent-style-name="Heading_20_3">
      <style:text-properties officeooo:rsid="01974b2a" officeooo:paragraph-rsid="01974b2a"/>
    </style:style>
    <style:style style:name="P119" style:family="paragraph" style:parent-style-name="Heading_20_3">
      <style:text-properties officeooo:rsid="00b1d227" officeooo:paragraph-rsid="00c41e12"/>
    </style:style>
    <style:style style:name="P120" style:family="paragraph" style:parent-style-name="Heading_20_3">
      <style:text-properties officeooo:rsid="016cad2b" officeooo:paragraph-rsid="016cad2b"/>
    </style:style>
    <style:style style:name="P121" style:family="paragraph" style:parent-style-name="Heading_20_3">
      <style:text-properties officeooo:rsid="01989929" officeooo:paragraph-rsid="01989929"/>
    </style:style>
    <style:style style:name="P122" style:family="paragraph" style:parent-style-name="Heading_20_3">
      <style:text-properties officeooo:rsid="019c45b0" officeooo:paragraph-rsid="019c45b0"/>
    </style:style>
    <style:style style:name="P123" style:family="paragraph" style:parent-style-name="Heading_20_3">
      <style:text-properties officeooo:rsid="01a6a8cb" officeooo:paragraph-rsid="01a6a8cb"/>
    </style:style>
    <style:style style:name="P124" style:family="paragraph" style:parent-style-name="Heading_20_3">
      <style:text-properties officeooo:rsid="01aa75bd" officeooo:paragraph-rsid="01aa75bd"/>
    </style:style>
    <style:style style:name="P125" style:family="paragraph" style:parent-style-name="Heading_20_3">
      <style:text-properties officeooo:rsid="01c77c81" officeooo:paragraph-rsid="01c77c81"/>
    </style:style>
    <style:style style:name="P126" style:family="paragraph" style:parent-style-name="Heading_20_3">
      <style:text-properties officeooo:rsid="01ca8b54" officeooo:paragraph-rsid="01ca8b54"/>
    </style:style>
    <style:style style:name="P127" style:family="paragraph" style:parent-style-name="Heading_20_3">
      <style:text-properties officeooo:paragraph-rsid="01c4e807"/>
    </style:style>
    <style:style style:name="P128" style:family="paragraph" style:parent-style-name="Heading_20_3" style:master-page-name="">
      <style:paragraph-properties style:page-number="auto"/>
      <style:text-properties officeooo:rsid="0171c7d7" officeooo:paragraph-rsid="019c45b0"/>
    </style:style>
    <style:style style:name="P1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8e6e8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16cad2b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4f4042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d7547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1793ae2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6eddc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13d8bd2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1d2614d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0b994c8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03a3488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7169fa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fo:font-weight="normal" officeooo:rsid="01793ae2" style:font-weight-asian="normal" style:font-weight-complex="normal"/>
    </style:style>
    <style:style style:name="T28" style:family="text">
      <style:text-properties style:font-name="Liberation Serif" fo:font-weight="normal" officeooo:rsid="01a7b217" style:font-weight-asian="normal" style:font-weight-complex="normal"/>
    </style:style>
    <style:style style:name="T29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30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31" style:family="text">
      <style:text-properties officeooo:rsid="002e28f3"/>
    </style:style>
    <style:style style:name="T32" style:family="text">
      <style:text-properties officeooo:rsid="002f1463"/>
    </style:style>
    <style:style style:name="T33" style:family="text">
      <style:text-properties officeooo:rsid="004165bf"/>
    </style:style>
    <style:style style:name="T34" style:family="text">
      <style:text-properties officeooo:rsid="00507ab6"/>
    </style:style>
    <style:style style:name="T35" style:family="text">
      <style:text-properties officeooo:rsid="0058a7ba"/>
    </style:style>
    <style:style style:name="T36" style:family="text">
      <style:text-properties officeooo:rsid="005ab614"/>
    </style:style>
    <style:style style:name="T37" style:family="text">
      <style:text-properties officeooo:rsid="00508ac7" style:font-size-asian="14pt"/>
    </style:style>
    <style:style style:name="T38" style:family="text">
      <style:text-properties officeooo:rsid="005ab614" style:font-size-asian="14pt"/>
    </style:style>
    <style:style style:name="T39" style:family="text">
      <style:text-properties officeooo:rsid="005e9e04" style:font-size-asian="14pt"/>
    </style:style>
    <style:style style:name="T40" style:family="text">
      <style:text-properties officeooo:rsid="007b4c94" style:font-size-asian="14pt"/>
    </style:style>
    <style:style style:name="T41" style:family="text">
      <style:text-properties officeooo:rsid="00928250" style:font-size-asian="14pt"/>
    </style:style>
    <style:style style:name="T42" style:family="text">
      <style:text-properties officeooo:rsid="0093c7ec" style:font-size-asian="14pt"/>
    </style:style>
    <style:style style:name="T43" style:family="text">
      <style:text-properties officeooo:rsid="00e89b12" style:font-size-asian="14pt"/>
    </style:style>
    <style:style style:name="T44" style:family="text">
      <style:text-properties officeooo:rsid="005cfa30"/>
    </style:style>
    <style:style style:name="T45" style:family="text">
      <style:text-properties officeooo:rsid="0063b75c"/>
    </style:style>
    <style:style style:name="T46" style:family="text">
      <style:text-properties officeooo:rsid="006f367c"/>
    </style:style>
    <style:style style:name="T47" style:family="text">
      <style:text-properties officeooo:rsid="007169fa"/>
    </style:style>
    <style:style style:name="T48" style:family="text">
      <style:text-properties officeooo:rsid="007e31f3"/>
    </style:style>
    <style:style style:name="T49" style:family="text">
      <style:text-properties officeooo:rsid="007f9111"/>
    </style:style>
    <style:style style:name="T50" style:family="text">
      <style:text-properties officeooo:rsid="009ce42c"/>
    </style:style>
    <style:style style:name="T51" style:family="text">
      <style:text-properties officeooo:rsid="00a16e26"/>
    </style:style>
    <style:style style:name="T52" style:family="text">
      <style:text-properties officeooo:rsid="00a8fad7"/>
    </style:style>
    <style:style style:name="T53" style:family="text">
      <style:text-properties officeooo:rsid="00ad3884"/>
    </style:style>
    <style:style style:name="T54" style:family="text">
      <style:text-properties officeooo:rsid="00b04dd5"/>
    </style:style>
    <style:style style:name="T55" style:family="text">
      <style:text-properties officeooo:rsid="00b0c8fb"/>
    </style:style>
    <style:style style:name="T56" style:family="text">
      <style:text-properties officeooo:rsid="00b2e185"/>
    </style:style>
    <style:style style:name="T57" style:family="text">
      <style:text-properties officeooo:rsid="00b39f8b"/>
    </style:style>
    <style:style style:name="T58" style:family="text">
      <style:text-properties fo:font-size="14pt" officeooo:rsid="00b39f8b" style:font-size-asian="12.25pt" style:font-size-complex="14pt"/>
    </style:style>
    <style:style style:name="T59" style:family="text">
      <style:text-properties fo:font-size="14pt" officeooo:rsid="00b3b4fc" style:font-size-asian="12.25pt" style:font-size-complex="14pt"/>
    </style:style>
    <style:style style:name="T60" style:family="text">
      <style:text-properties fo:font-size="14pt" officeooo:rsid="00c41e12" style:font-size-asian="12.25pt" style:font-size-complex="14pt"/>
    </style:style>
    <style:style style:name="T61" style:family="text">
      <style:text-properties fo:font-size="14pt" officeooo:rsid="00c50a67" style:font-size-asian="12.25pt" style:font-size-complex="14pt"/>
    </style:style>
    <style:style style:name="T62" style:family="text">
      <style:text-properties fo:font-size="14pt" officeooo:rsid="00dfa8ca" style:font-size-asian="12.25pt" style:font-size-complex="14pt"/>
    </style:style>
    <style:style style:name="T63" style:family="text">
      <style:text-properties fo:font-size="14pt" officeooo:rsid="00e15aaa" style:font-size-asian="12.25pt" style:font-size-complex="14pt"/>
    </style:style>
    <style:style style:name="T64" style:family="text">
      <style:text-properties fo:font-size="14pt" officeooo:rsid="00e24329" style:font-size-asian="12.25pt" style:font-size-complex="14pt"/>
    </style:style>
    <style:style style:name="T65" style:family="text">
      <style:text-properties fo:font-size="14pt" officeooo:rsid="0157ecd4" style:font-size-asian="12.25pt" style:font-size-complex="14pt"/>
    </style:style>
    <style:style style:name="T66" style:family="text">
      <style:text-properties fo:font-size="14pt" officeooo:rsid="0159d4b8" style:font-size-asian="12.25pt" style:font-size-complex="14pt"/>
    </style:style>
    <style:style style:name="T67" style:family="text">
      <style:text-properties fo:font-size="14pt" officeooo:rsid="00d6f7c0" style:font-size-asian="12.25pt" style:font-size-complex="14pt"/>
    </style:style>
    <style:style style:name="T68" style:family="text">
      <style:text-properties fo:font-size="14pt" officeooo:rsid="00d33551" style:font-size-asian="12.25pt" style:font-size-complex="14pt"/>
    </style:style>
    <style:style style:name="T69" style:family="text">
      <style:text-properties fo:font-size="14pt" officeooo:rsid="00db9ea7" style:font-size-asian="12.25pt" style:font-size-complex="14pt"/>
    </style:style>
    <style:style style:name="T70" style:family="text">
      <style:text-properties fo:font-size="14pt" officeooo:rsid="016cad2b" style:font-size-asian="12.25pt" style:font-size-complex="14pt"/>
    </style:style>
    <style:style style:name="T71" style:family="text">
      <style:text-properties fo:font-size="14pt" officeooo:rsid="016eddc2" style:font-size-asian="12.25pt" style:font-size-complex="14pt"/>
    </style:style>
    <style:style style:name="T72" style:family="text">
      <style:text-properties fo:font-size="14pt" officeooo:rsid="01700adc" style:font-size-asian="12.25pt" style:font-size-complex="14pt"/>
    </style:style>
    <style:style style:name="T73" style:family="text">
      <style:text-properties fo:font-size="14pt" officeooo:rsid="0176fb14" style:font-size-asian="12.25pt" style:font-size-complex="14pt"/>
    </style:style>
    <style:style style:name="T74" style:family="text">
      <style:text-properties fo:font-size="14pt" officeooo:rsid="0171c7d7" style:font-size-asian="12.25pt" style:font-size-complex="14pt"/>
    </style:style>
    <style:style style:name="T75" style:family="text">
      <style:text-properties fo:font-size="14pt" officeooo:rsid="0175490e" style:font-size-asian="12.25pt" style:font-size-complex="14pt"/>
    </style:style>
    <style:style style:name="T76" style:family="text">
      <style:text-properties fo:font-size="14pt" officeooo:rsid="017398b0" style:font-size-asian="12.25pt" style:font-size-complex="14pt"/>
    </style:style>
    <style:style style:name="T77" style:family="text">
      <style:text-properties fo:font-size="14pt" officeooo:rsid="01bdb2d5" style:font-size-asian="12.25pt" style:font-size-complex="14pt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191da56" style:font-size-asian="14pt" style:font-size-complex="14pt"/>
    </style:style>
    <style:style style:name="T80" style:family="text">
      <style:text-properties fo:font-size="14pt" officeooo:rsid="01700adc" style:font-size-asian="14pt" style:font-size-complex="14pt"/>
    </style:style>
    <style:style style:name="T81" style:family="text">
      <style:text-properties fo:font-size="14pt" officeooo:rsid="00b994c8" style:font-size-asian="14pt" style:font-size-complex="14pt"/>
    </style:style>
    <style:style style:name="T82" style:family="text">
      <style:text-properties fo:font-size="14pt" officeooo:rsid="00d6f7c0" style:font-size-asian="14pt" style:font-size-complex="14pt"/>
    </style:style>
    <style:style style:name="T83" style:family="text">
      <style:text-properties fo:font-size="14pt" officeooo:rsid="00f09675" style:font-size-asian="14pt" style:font-size-complex="14pt"/>
    </style:style>
    <style:style style:name="T84" style:family="text">
      <style:text-properties fo:font-size="14pt" officeooo:rsid="01793ae2" style:font-size-asian="14pt" style:font-size-complex="14pt"/>
    </style:style>
    <style:style style:name="T85" style:family="text">
      <style:text-properties fo:font-size="14pt" officeooo:rsid="01b90489" style:font-size-asian="14pt" style:font-size-complex="14pt"/>
    </style:style>
    <style:style style:name="T86" style:family="text">
      <style:text-properties fo:font-size="14pt" officeooo:rsid="01bc54a3" style:font-size-asian="14pt" style:font-size-complex="14pt"/>
    </style:style>
    <style:style style:name="T87" style:family="text">
      <style:text-properties fo:font-size="14pt" officeooo:rsid="01c77c81" style:font-size-asian="14pt" style:font-size-complex="14pt"/>
    </style:style>
    <style:style style:name="T88" style:family="text">
      <style:text-properties fo:font-size="14pt" officeooo:rsid="01c96d72" style:font-size-asian="14pt" style:font-size-complex="14pt"/>
    </style:style>
    <style:style style:name="T89" style:family="text">
      <style:text-properties officeooo:rsid="00b6c3e7"/>
    </style:style>
    <style:style style:name="T90" style:family="text">
      <style:text-properties officeooo:rsid="00b6d15c"/>
    </style:style>
    <style:style style:name="T91" style:family="text">
      <style:text-properties officeooo:rsid="003a3488"/>
    </style:style>
    <style:style style:name="T92" style:family="text">
      <style:text-properties officeooo:rsid="0037faaf"/>
    </style:style>
    <style:style style:name="T93" style:family="text">
      <style:text-properties officeooo:rsid="00bdad00"/>
    </style:style>
    <style:style style:name="T94" style:family="text">
      <style:text-properties officeooo:rsid="00bdd033"/>
    </style:style>
    <style:style style:name="T95" style:family="text">
      <style:text-properties officeooo:rsid="00c270d0"/>
    </style:style>
    <style:style style:name="T96" style:family="text">
      <style:text-properties fo:color="#000000"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97" style:family="text">
      <style:text-properties officeooo:rsid="00e4dcb9"/>
    </style:style>
    <style:style style:name="T98" style:family="text">
      <style:text-properties officeooo:rsid="00e53e96"/>
    </style:style>
    <style:style style:name="T99" style:family="text">
      <style:text-properties officeooo:rsid="00e6ea4c"/>
    </style:style>
    <style:style style:name="T100" style:family="text">
      <style:text-properties officeooo:rsid="00e89b12"/>
    </style:style>
    <style:style style:name="T101" style:family="text">
      <style:text-properties officeooo:rsid="007b4c94"/>
    </style:style>
    <style:style style:name="T102" style:family="text">
      <style:text-properties officeooo:rsid="00fd0514"/>
    </style:style>
    <style:style style:name="T103" style:family="text">
      <style:text-properties officeooo:rsid="010e54e4"/>
    </style:style>
    <style:style style:name="T104" style:family="text">
      <style:text-properties officeooo:rsid="0117ceb2"/>
    </style:style>
    <style:style style:name="T105" style:family="text">
      <style:text-properties officeooo:rsid="011ba860"/>
    </style:style>
    <style:style style:name="T106" style:family="text">
      <style:text-properties officeooo:rsid="01218c90"/>
    </style:style>
    <style:style style:name="T107" style:family="text">
      <style:text-properties officeooo:rsid="0124d4c1"/>
    </style:style>
    <style:style style:name="T108" style:family="text">
      <style:text-properties officeooo:rsid="01251b77"/>
    </style:style>
    <style:style style:name="T109" style:family="text">
      <style:text-properties officeooo:rsid="013dd2ea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13e4d90" style:font-weight-asian="bold" style:font-weight-complex="bold"/>
    </style:style>
    <style:style style:name="T112" style:family="text">
      <style:text-properties officeooo:rsid="0143613f"/>
    </style:style>
    <style:style style:name="T113" style:family="text">
      <style:text-properties officeooo:rsid="01483f91"/>
    </style:style>
    <style:style style:name="T114" style:family="text">
      <style:text-properties officeooo:rsid="01522899"/>
    </style:style>
    <style:style style:name="T115" style:family="text">
      <style:text-properties officeooo:rsid="015b2d6b"/>
    </style:style>
    <style:style style:name="T116" style:family="text">
      <style:text-properties officeooo:rsid="015b4830"/>
    </style:style>
    <style:style style:name="T117" style:family="text">
      <style:text-properties officeooo:rsid="015b9429"/>
    </style:style>
    <style:style style:name="T118" style:family="text">
      <style:text-properties officeooo:rsid="016b7411"/>
    </style:style>
    <style:style style:name="T119" style:family="text">
      <style:text-properties officeooo:rsid="016cad2b"/>
    </style:style>
    <style:style style:name="T120" style:family="text">
      <style:text-properties officeooo:rsid="017027e4"/>
    </style:style>
    <style:style style:name="T121" style:family="text">
      <style:text-properties officeooo:rsid="01793ae2"/>
    </style:style>
    <style:style style:name="T122" style:family="text">
      <style:text-properties officeooo:rsid="017df3cc"/>
    </style:style>
    <style:style style:name="T123" style:family="text">
      <style:text-properties officeooo:rsid="017e1859"/>
    </style:style>
    <style:style style:name="T124" style:family="text">
      <style:text-properties officeooo:rsid="00c03dd7"/>
    </style:style>
    <style:style style:name="T125" style:family="text">
      <style:text-properties officeooo:rsid="018bc94b"/>
    </style:style>
    <style:style style:name="T126" style:family="text">
      <style:text-properties officeooo:rsid="018d7b4d"/>
    </style:style>
    <style:style style:name="T127" style:family="text">
      <style:text-properties officeooo:rsid="018f045f"/>
    </style:style>
    <style:style style:name="T128" style:family="text">
      <style:text-properties officeooo:rsid="019416f9"/>
    </style:style>
    <style:style style:name="T129" style:family="text">
      <style:text-properties officeooo:rsid="01993ad1"/>
    </style:style>
    <style:style style:name="T130" style:family="text">
      <style:text-properties officeooo:rsid="019faee2"/>
    </style:style>
    <style:style style:name="T131" style:family="text">
      <style:text-properties officeooo:rsid="01a359ec"/>
    </style:style>
    <style:style style:name="T132" style:family="text">
      <style:text-properties officeooo:rsid="01a4b02a"/>
    </style:style>
    <style:style style:name="T133" style:family="text">
      <style:text-properties officeooo:rsid="01a6a8cb"/>
    </style:style>
    <style:style style:name="T134" style:family="text">
      <style:text-properties officeooo:rsid="01a845e4"/>
    </style:style>
    <style:style style:name="T135" style:family="text">
      <style:text-properties officeooo:rsid="01ac32bc"/>
    </style:style>
    <style:style style:name="T136" style:family="text">
      <style:text-properties officeooo:rsid="01ae0295"/>
    </style:style>
    <style:style style:name="T137" style:family="text">
      <style:text-properties officeooo:rsid="01b0e7af"/>
    </style:style>
    <style:style style:name="T138" style:family="text">
      <style:text-properties officeooo:rsid="01b40d35"/>
    </style:style>
    <style:style style:name="T139" style:family="text">
      <style:text-properties officeooo:rsid="01b4e63b"/>
    </style:style>
    <style:style style:name="T140" style:family="text">
      <style:text-properties officeooo:rsid="01b5d83e"/>
    </style:style>
    <style:style style:name="T141" style:family="text">
      <style:text-properties officeooo:rsid="01b788e5"/>
    </style:style>
    <style:style style:name="T142" style:family="text">
      <style:text-properties officeooo:rsid="01c4e807"/>
    </style:style>
    <style:style style:name="T143" style:family="text">
      <style:text-properties officeooo:rsid="01c77c81"/>
    </style:style>
    <style:style style:name="T144" style:family="text">
      <style:text-properties officeooo:rsid="01c96d72"/>
    </style:style>
    <style:style style:name="T145" style:family="text">
      <style:text-properties officeooo:rsid="01cc756e"/>
    </style:style>
    <style:style style:name="T146" style:family="text">
      <style:text-properties officeooo:rsid="01cefec1"/>
    </style:style>
    <style:style style:name="T147" style:family="text">
      <style:text-properties officeooo:rsid="01d4731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AKULTA MATEMATIKY, FYZIKY A INFORMATIKY</text:p>
      <text:p text:style-name="P6">UNIVERZITA KOMENSKÉHO V BRATISLAV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Katalóg požiadaviek pre</text:p>
      <text:p text:style-name="P9">Anotátor pomenovaných entít</text:p>
      <text:p text:style-name="P10">(APE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4"/>
      <text:p text:style-name="P11">Alexander Szendy</text:p>
      <text:p text:style-name="P13">Juraj Kočan</text:p>
      <text:p text:style-name="P11">Marián Glatzner</text:p>
      <text:p text:style-name="P12">Michal Klein</text:p>
      <text:p text:style-name="P14"><text:span text:style-name="T23">201</text:span><text:span text:style-name="T24">6/</text:span><text:span text:style-name="T25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29"><text:a xlink:type="simple" xlink:href="#__RefHeading___Toc533_539331971" text:style-name="Index_20_Link" text:visited-style-name="Index_20_Link">1 Úvod<text:tab/>3</text:a></text:p>
          <text:p text:style-name="P130"><text:a xlink:type="simple" xlink:href="#__RefHeading___Toc479_539331971" text:style-name="Index_20_Link" text:visited-style-name="Index_20_Link"><text:s/>1.1 Ciele dokumentu<text:tab/>3</text:a></text:p>
          <text:p text:style-name="P130"><text:a xlink:type="simple" xlink:href="#__RefHeading___Toc481_539331971" text:style-name="Index_20_Link" text:visited-style-name="Index_20_Link"><text:s/>1.2 Rozsah projektu<text:tab/>3</text:a></text:p>
          <text:p text:style-name="P130"><text:a xlink:type="simple" xlink:href="#__RefHeading___Toc483_539331971" text:style-name="Index_20_Link" text:visited-style-name="Index_20_Link"><text:s/>1.3 Definície, skratky<text:tab/>3</text:a></text:p>
          <text:p text:style-name="P130"><text:a xlink:type="simple" xlink:href="#__RefHeading___Toc485_539331971" text:style-name="Index_20_Link" text:visited-style-name="Index_20_Link"><text:s/>1.4 Odkazy<text:tab/>4</text:a></text:p>
          <text:p text:style-name="P130"><text:a xlink:type="simple" xlink:href="#__RefHeading___Toc487_539331971" text:style-name="Index_20_Link" text:visited-style-name="Index_20_Link"><text:s/>1.5 Nasledujúce kapitoly<text:tab/>4</text:a></text:p>
          <text:p text:style-name="P129"><text:a xlink:type="simple" xlink:href="#__RefHeading___Toc489_539331971" text:style-name="Index_20_Link" text:visited-style-name="Index_20_Link">2 Všeobecný popis<text:tab/>4</text:a></text:p>
          <text:p text:style-name="P130"><text:a xlink:type="simple" xlink:href="#__RefHeading___Toc491_539331971" text:style-name="Index_20_Link" text:visited-style-name="Index_20_Link"><text:s/>2.1 Perspektíva projektu<text:tab/>4</text:a></text:p>
          <text:p text:style-name="P130"><text:a xlink:type="simple" xlink:href="#__RefHeading___Toc493_539331971" text:style-name="Index_20_Link" text:visited-style-name="Index_20_Link"><text:s/>2.2 Funkcie projektu<text:tab/>4</text:a></text:p>
          <text:p text:style-name="P130"><text:a xlink:type="simple" xlink:href="#__RefHeading___Toc495_539331971" text:style-name="Index_20_Link" text:visited-style-name="Index_20_Link"><text:s/>2.3 Charakteristika používateľov<text:tab/>4</text:a></text:p>
          <text:p text:style-name="P130"><text:a xlink:type="simple" xlink:href="#__RefHeading___Toc497_539331971" text:style-name="Index_20_Link" text:visited-style-name="Index_20_Link"><text:s/>2.4 Všeobecné obmedzenia<text:tab/>5</text:a></text:p>
          <text:p text:style-name="P129"><text:a xlink:type="simple" xlink:href="#__RefHeading___Toc501_539331971" text:style-name="Index_20_Link" text:visited-style-name="Index_20_Link">3 Špecifické požiadavky<text:tab/>5</text:a></text:p>
          <text:p text:style-name="P130"><text:a xlink:type="simple" xlink:href="#__RefHeading___Toc1195_1641046207" text:style-name="Index_20_Link" text:visited-style-name="Index_20_Link"><text:s/>3.1 Pripojenie<text:tab/>5</text:a></text:p>
          <text:p text:style-name="P131"><text:a xlink:type="simple" xlink:href="#__RefHeading___Toc1197_1641046207" text:style-name="Index_20_Link" text:visited-style-name="Index_20_Link"><text:s/>3.1.1 Konfigurácia pripojenia<text:tab/>5</text:a></text:p>
          <text:p text:style-name="P131"><text:a xlink:type="simple" xlink:href="#__RefHeading___Toc1199_1641046207" text:style-name="Index_20_Link" text:visited-style-name="Index_20_Link"><text:s/>3.1.2 Konfiguračný súbor<text:tab/>5</text:a></text:p>
          <text:p text:style-name="P130"><text:a xlink:type="simple" xlink:href="#__RefHeading___Toc1201_1641046207" text:style-name="Index_20_Link" text:visited-style-name="Index_20_Link"><text:s/>3.2 Registrácia a prihlasovanie<text:tab/>5</text:a></text:p>
          <text:p text:style-name="P131"><text:a xlink:type="simple" xlink:href="#__RefHeading___Toc1203_1641046207" text:style-name="Index_20_Link" text:visited-style-name="Index_20_Link"><text:s/>3.2.1 Registrácia<text:tab/>5</text:a></text:p>
          <text:p text:style-name="P131"><text:a xlink:type="simple" xlink:href="#__RefHeading___Toc1205_1641046207" text:style-name="Index_20_Link" text:visited-style-name="Index_20_Link"><text:s/>3.2.2 Prihlasovanie a odhlasovanie<text:tab/>5</text:a></text:p>
          <text:p text:style-name="P131"><text:a xlink:type="simple" xlink:href="#__RefHeading___Toc811_1365372613" text:style-name="Index_20_Link" text:visited-style-name="Index_20_Link"><text:s/>3.2.3 Automatické prihlasovanie<text:tab/>5</text:a></text:p>
          <text:p text:style-name="P130"><text:a xlink:type="simple" xlink:href="#__RefHeading___Toc1207_1641046207" text:style-name="Index_20_Link" text:visited-style-name="Index_20_Link"><text:s/>3.3 Skupiny<text:tab/>6</text:a></text:p>
          <text:p text:style-name="P131"><text:a xlink:type="simple" xlink:href="#__RefHeading___Toc1044_272059829" text:style-name="Index_20_Link" text:visited-style-name="Index_20_Link"><text:s/>3.3.1 Tvorba skupiny<text:tab/>6</text:a></text:p>
          <text:p text:style-name="P131"><text:a xlink:type="simple" xlink:href="#__RefHeading___Toc1447_1641046207" text:style-name="Index_20_Link" text:visited-style-name="Index_20_Link"><text:s/>3.3.2 Aktívna skupina<text:tab/>6</text:a></text:p>
          <text:p text:style-name="P131"><text:a xlink:type="simple" xlink:href="#__RefHeading___Toc1209_1641046207" text:style-name="Index_20_Link" text:visited-style-name="Index_20_Link"><text:s/>3.3.3 Voľba skupiny<text:tab/>6</text:a></text:p>
          <text:p text:style-name="P131"><text:a xlink:type="simple" xlink:href="#__RefHeading___Toc1211_1641046207" text:style-name="Index_20_Link" text:visited-style-name="Index_20_Link"><text:s/>3.3.4 Prístup do skupiny<text:tab/>6</text:a></text:p>
          <text:p text:style-name="P131"><text:a xlink:type="simple" xlink:href="#__RefHeading___Toc1046_272059829" text:style-name="Index_20_Link" text:visited-style-name="Index_20_Link"><text:s/>3.3.5 Default práva skupiny<text:tab/>6</text:a></text:p>
          <text:p text:style-name="P131"><text:a xlink:type="simple" xlink:href="#__RefHeading___Toc1213_1641046207" text:style-name="Index_20_Link" text:visited-style-name="Index_20_Link"><text:s/>3.3.6 Aktivita v skupine<text:tab/>6</text:a></text:p>
          <text:p text:style-name="P130"><text:a xlink:type="simple" xlink:href="#__RefHeading___Toc1215_1641046207" text:style-name="Index_20_Link" text:visited-style-name="Index_20_Link"><text:s/>3.4 Práva používateľa<text:tab/>7</text:a></text:p>
          <text:p text:style-name="P131"><text:a xlink:type="simple" xlink:href="#__RefHeading___Toc1217_1641046207" text:style-name="Index_20_Link" text:visited-style-name="Index_20_Link"><text:s/>3.4.1 Nastavovanie práv<text:tab/>7</text:a></text:p>
          <text:p text:style-name="P131"><text:a xlink:type="simple" xlink:href="#__RefHeading___Toc1034_272059829" text:style-name="Index_20_Link" text:visited-style-name="Index_20_Link"><text:s/>3.4.2 Typy práv<text:tab/>7</text:a></text:p>
          <text:p text:style-name="P130"><text:a xlink:type="simple" xlink:href="#__RefHeading___Toc1036_272059829" text:style-name="Index_20_Link" text:visited-style-name="Index_20_Link"><text:s/>3.5 Administrácia skupiny<text:tab/>7</text:a></text:p>
          <text:p text:style-name="P131"><text:a xlink:type="simple" xlink:href="#__RefHeading___Toc1219_1641046207" text:style-name="Index_20_Link" text:visited-style-name="Index_20_Link"><text:s/>3.5.1 Administrátor<text:tab/>7</text:a></text:p>
          <text:p text:style-name="P131"><text:a xlink:type="simple" xlink:href="#__RefHeading___Toc813_1365372613" text:style-name="Index_20_Link" text:visited-style-name="Index_20_Link"><text:s/>3.5.2 Práva administrátora skupiny<text:tab/>7</text:a></text:p>
          <text:p text:style-name="P130"><text:a xlink:type="simple" xlink:href="#__RefHeading___Toc1038_272059829" text:style-name="Index_20_Link" text:visited-style-name="Index_20_Link"><text:s/>3.6 Anotovaný dokument<text:tab/>7</text:a></text:p>
          <text:p text:style-name="P131"><text:a xlink:type="simple" xlink:href="#__RefHeading___Toc1221_1641046207" text:style-name="Index_20_Link" text:visited-style-name="Index_20_Link"><text:s/>3.6.1 Zmena obsahu anotovananého dokumentu<text:tab/>7</text:a></text:p>
          <text:p text:style-name="P131"><text:a xlink:type="simple" xlink:href="#__RefHeading___Toc1449_1641046207" text:style-name="Index_20_Link" text:visited-style-name="Index_20_Link"><text:s/>3.6.2 Zobrazovanie zmien v dokumente<text:tab/>7</text:a></text:p>
          <text:p text:style-name="P131"><text:a xlink:type="simple" xlink:href="#__RefHeading___Toc1040_272059829" text:style-name="Index_20_Link" text:visited-style-name="Index_20_Link"><text:s/>3.6.3 Vzťah dokument-skupina<text:tab/>7</text:a></text:p>
          <text:p text:style-name="P131"><text:a xlink:type="simple" xlink:href="#__RefHeading___Toc815_1365372613" text:style-name="Index_20_Link" text:visited-style-name="Index_20_Link"><text:s/>3.6.4 Rozdelenie dokumentu<text:tab/>8</text:a></text:p>
          <text:p text:style-name="P130"><text:a xlink:type="simple" xlink:href="#__RefHeading___Toc1048_272059829" text:style-name="Index_20_Link" text:visited-style-name="Index_20_Link"><text:s/>3.7 Anotácie<text:tab/>8</text:a></text:p>
          <text:p text:style-name="P131"><text:soft-page-break/><text:a xlink:type="simple" xlink:href="#__RefHeading___Toc1223_1641046207" text:style-name="Index_20_Link" text:visited-style-name="Index_20_Link"><text:s/>3.7.1 Pridávanie/mazanie/úprava anotácií<text:tab/>8</text:a></text:p>
          <text:p text:style-name="P131"><text:a xlink:type="simple" xlink:href="#__RefHeading___Toc1225_1641046207" text:style-name="Index_20_Link" text:visited-style-name="Index_20_Link"><text:s/>3.7.2 Prekryv anotácií<text:tab/>8</text:a></text:p>
          <text:p text:style-name="P131"><text:a xlink:type="simple" xlink:href="#__RefHeading___Toc1050_272059829" text:style-name="Index_20_Link" text:visited-style-name="Index_20_Link"><text:s/>3.7.3 Referencie<text:tab/>8</text:a></text:p>
          <text:p text:style-name="P131"><text:a xlink:type="simple" xlink:href="#__RefHeading___Toc1634_1641046207" text:style-name="Index_20_Link" text:visited-style-name="Index_20_Link"><text:s/>3.7.4 Zmena referencií<text:tab/>8</text:a></text:p>
          <text:p text:style-name="P131"><text:a xlink:type="simple" xlink:href="#__RefHeading___Toc1052_272059829" text:style-name="Index_20_Link" text:visited-style-name="Index_20_Link"><text:s/>3.7.5 Typy anotácií<text:tab/>8</text:a></text:p>
          <text:p text:style-name="P131"><text:a xlink:type="simple" xlink:href="#__RefHeading___Toc509_539331971" text:style-name="Index_20_Link" text:visited-style-name="Index_20_Link"><text:s/>3.7.6 Vyznačenie anotácií v texte<text:tab/>8</text:a></text:p>
          <text:p text:style-name="P131"><text:a xlink:type="simple" xlink:href="#__RefHeading___Toc817_1365372613" text:style-name="Index_20_Link" text:visited-style-name="Index_20_Link"><text:s/>3.7.7 Zobrazovanie anotácií<text:tab/>9</text:a></text:p>
          <text:p text:style-name="P130"><text:a xlink:type="simple" xlink:href="#__RefHeading___Toc1056_272059829" text:style-name="Index_20_Link" text:visited-style-name="Index_20_Link"><text:s/>3.8 Komentáre<text:tab/>9</text:a></text:p>
          <text:p text:style-name="P131"><text:a xlink:type="simple" xlink:href="#__RefHeading___Toc1058_272059829" text:style-name="Index_20_Link" text:visited-style-name="Index_20_Link"><text:s/>3.8.1 Pridávanie/editovanie/mazanie komentárov<text:tab/>9</text:a></text:p>
          <text:p text:style-name="P131"><text:a xlink:type="simple" xlink:href="#__RefHeading___Toc819_1365372613" text:style-name="Index_20_Link" text:visited-style-name="Index_20_Link"><text:s/>3.8.2 Zobrazovanie komentárov<text:tab/>9</text:a></text:p>
          <text:p text:style-name="P130"><text:a xlink:type="simple" xlink:href="#__RefHeading___Toc821_1365372613" text:style-name="Index_20_Link" text:visited-style-name="Index_20_Link"><text:s/>3.9 Hľadanie v texte<text:tab/>9</text:a></text:p>
          <text:p text:style-name="P130"><text:a xlink:type="simple" xlink:href="#__RefHeading___Toc511_539331971" text:style-name="Index_20_Link" text:visited-style-name="Index_20_Link"><text:s/>3.10 Export<text:tab/>9</text:a></text:p>
        </text:index-body>
      </text:table-of-content>
      <text:h text:style-name="P101" text:outline-level="1" text:is-list-header="true"/>
      <text:h text:style-name="P102" text:outline-level="1"><text:bookmark-start text:name="__RefHeading___Toc533_539331971"/>Úvo<text:span text:style-name="T122">d</text:span>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4566220950632444235" text:style-name="L1">
        <text:list-item>
          <text:list>
            <text:list-header>
              <text:p text:style-name="P21">Cieľom tohto dokumentu je čo najbližšie <text:span text:style-name="T31">popísať</text:span> <text:span text:style-name="T31">požiadavky </text:span>zad<text:span text:style-name="T31">ávateľa</text:span> projek<text:span text:style-name="T31">tu</text:span> <text:span text:style-name="T31">bez bližšieho určenia technickej špecifikácie ako bude projekt APE</text:span></text:p>
              <text:p text:style-name="P22">implementovaný. Slúži ako zoznam funkcií, ktoré hotový produkt musí spĺňať a na základe ktorých bude aj vyhodnotený. <text:span text:style-name="T54">Dokument je určený pre všetkých ľuďí, ktorí prídu priamo alebo nepriamo do kontaktu s týmto systémom alebo jeho vývojom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194119155196094" text:continue-numbering="true" text:style-name="L1">
        <text:list-item>
          <text:list>
            <text:list-header>
              <text:p text:style-name="P23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2260734896698234299" text:style-name="L2">
        <text:list-item>
          <text:list>
            <text:list-item>
              <text:p text:style-name="P27">Skupina – <text:span text:style-name="T100">ľ</text:span>u<text:span text:style-name="T100">dia</text:span>, ktor<text:span text:style-name="T52">í</text:span> <text:span text:style-name="T50">spoločne anotujú</text:span> <text:span text:style-name="T46">nejak</text:span>ý dokument</text:p>
            </text:list-item>
            <text:list-item>
              <text:p text:style-name="P28">Anotácia – časť textu, ktorá bude <text:span text:style-name="T98">vyznačená</text:span></text:p>
            </text:list-item>
            <text:list-item>
              <text:p text:style-name="P28">Typ/<text:span text:style-name="T56">kategória</text:span> anotácie – každá anotácia má určitý typ (mesto, osobu, <text:span text:style-name="T99">štát, čas,</text:span> ...)</text:p>
            </text:list-item>
            <text:list-item>
              <text:p text:style-name="P29">NE – <text:span text:style-name="T45">named entity, </text:span>pomenovaná entita, <text:span text:style-name="T55">zvyčajne ide o konkrétnu osobu, čas, mesto, organizáciu, ...</text:span></text:p>
            </text:list-item>
            <text:list-item>
              <text:p text:style-name="P29">UI – umelá inteligencia</text:p>
            </text:list-item>
          </text:list>
        </text:list-item>
      </text:list>
      <text:h text:style-name="Heading_20_2" text:outline-level="2"><text:bookmark-start text:name="__RefHeading___Toc485_539331971"/><text:soft-page-break/>Odkazy<text:bookmark-end text:name="__RefHeading___Toc485_539331971"/></text:h>
      <text:list xml:id="list194120240869747" text:continue-list="list194119155196094" text:style-name="L1">
        <text:list-item>
          <text:list>
            <text:list-header>
              <text:p text:style-name="P51">Nasledujú odkazy na podobný<text:span text:style-name="T35"> softvér:</text:span></text:p>
            </text:list-header>
            <text:list-item>
              <text:p text:style-name="P55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56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7683282546924146136" text:style-name="L3">
        <text:list-item>
          <text:list>
            <text:list-header>
              <text:p text:style-name="P52">Príklad textu, ktorý sa bude môcť anotovať:</text:p>
            </text:list-header>
          </text:list>
        </text:list-item>
      </text:list>
      <text:list xml:id="list2282981744398118287" text:style-name="L4">
        <text:list-item>
          <text:list>
            <text:list-item>
              <text:p text:style-name="P57"><text:a xlink:type="simple" xlink:href="http://sagadb.org/egils_saga.en" text:style-name="Internet_20_link" text:visited-style-name="Visited_20_Internet_20_Link"><text:span text:style-name="T19">http://sagadb.org/egils_saga.en</text:span></text:a></text:p>
            </text:list-item>
          </text:list>
        </text:list-item>
      </text:list>
      <text:h text:style-name="P100" text:outline-level="2"><text:bookmark-start text:name="__RefHeading___Toc487_539331971"/>Nasledujúce kapitoly<text:bookmark-end text:name="__RefHeading___Toc487_539331971"/></text:h>
      <text:list xml:id="list194119974760118" text:continue-list="list194120240869747" text:style-name="L1">
        <text:list-item>
          <text:list>
            <text:list-header>
              <text:p text:style-name="P31">V nasledujúcich kapitolách b<text:span text:style-name="T32">ližšie špecifikujeme </text:span>funkcie<text:span text:style-name="T32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61624817407402304" text:style-name="L5">
        <text:list-item>
          <text:list>
            <text:list-header>
              <text:p text:style-name="P32"><text:span text:style-name="T44">APE</text:span> bude mať <text:span text:style-name="T36">využitie najmä v oblastiach UI, kde je často nevyhnutné program najskôr niečo naučiť – zvyčajne od človeka, ktorý rieši ten istý problém (v našom prípade ide o tzv. named entity recognition – či dané slovo</text:span><text:span text:style-name="T37">/</text:span><text:span text:style-name="T38">slová sú NE a </text:span><text:span text:style-name="T39">ak áno,</text:span><text:span text:style-name="T38"> </text:span><text:span text:style-name="T40">treba správn</text:span><text:span text:style-name="T41">e urči</text:span><text:span text:style-name="T42">ť </text:span><text:span text:style-name="T43">kategóriu</text:span><text:span text:style-name="T36">).</text:span></text:p>
              <text:p text:style-name="P30">Keďže pôjde o kolaboratívny editor zobrazujúci zmeny v reálnom čase, anotáciu objemnejších textových dokumentov bude možné rozdeliť medzi viacero ľuďí, čím sa zní<text:span text:style-name="T53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695295708606329581" text:style-name="L6">
        <text:list-item>
          <text:list>
            <text:list-header>
              <text:p text:style-name="P33">Aplikácia bude rozdelená na dve časti: server a klient. Server bude slúžiť na spravovanie <text:span text:style-name="T89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34"><text:span text:style-name="T32">Podrobnejšie</text:span> informácie sú uvedené v špecifických požiadavkách <text:span text:style-name="T101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6">í</text:span>vateľov<text:bookmark-end text:name="__RefHeading___Toc495_539331971"/></text:h>
      <text:list xml:id="list8163205059665476318" text:style-name="L7">
        <text:list-item>
          <text:list>
            <text:list-header>
              <text:p text:style-name="P35">Používateľov delíme na dva typy:</text:p>
            </text:list-header>
          </text:list>
        </text:list-item>
      </text:list>
      <text:list xml:id="list4295827240671671121" text:style-name="L8">
        <text:list-item>
          <text:list>
            <text:list-item>
              <text:list>
                <text:list-item>
                  <text:list>
                    <text:list-item>
                      <text:p text:style-name="P38">správca</text:p>
                    </text:list-item>
                    <text:list-item>
                      <text:p text:style-name="P36">normálny používateľ (ďalej len používateľ<text:span text:style-name="T91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5369522792924080" text:style-name="L9">
        <text:list-item>
          <text:list>
            <text:list-header>
              <text:p text:style-name="P37">Správca slúži<text:span text:style-name="T93"> na</text:span> inštaláciu servera a jeho <text:span text:style-name="T94">nasledovné spravovanie, nemá funkcie ako obyčajný používateľ.</text:span></text:p>
              <text:p text:style-name="P39">Používateľ sa pripája na server cez klienta a jeho cieľom je anotovanie.</text:p>
            </text:list-header>
          </text:list>
        </text:list-item>
      </text:list>
      <text:h text:style-name="Heading_20_2" text:outline-level="2"><text:bookmark-start text:name="__RefHeading___Toc497_539331971"/><text:soft-page-break/>Všeobecné obmedzenia<text:bookmark-end text:name="__RefHeading___Toc497_539331971"/></text:h>
      <text:list xml:id="list1347381979216111179" text:style-name="L10">
        <text:list-item>
          <text:list>
            <text:list-header>
              <text:p text:style-name="P24"><text:span text:style-name="T8">Anotovať bude možné len jednoduché textové dokumenty. </text:span><text:span text:style-name="T9">Dokumenty budú môcť mať rozličné konce riadkov ako aj kódovania (minimálne akceptované budú UTF-8 a ASCII).</text:span></text:p>
            </text:list-header>
          </text:list>
        </text:list-item>
      </text:list>
      <text:h text:style-name="P103" text:outline-level="1"><text:bookmark-start text:name="__RefHeading___Toc501_539331971"/>Špecifické požiadavky<text:bookmark-end text:name="__RefHeading___Toc501_539331971"/></text:h>
      <text:h text:style-name="P98" text:outline-level="2"><text:bookmark-start text:name="__RefHeading___Toc1195_1641046207"/>Pripojenie<text:bookmark-end text:name="__RefHeading___Toc1195_1641046207"/></text:h>
      <text:h text:style-name="P107" text:outline-level="3"><text:bookmark-start text:name="__RefHeading___Toc1197_1641046207"/>Konfigurácia pripojenia<text:bookmark-end text:name="__RefHeading___Toc1197_1641046207"/></text:h>
      <text:p text:style-name="P82">Používateľ <text:span text:style-name="T137">si </text:span>po naštartovaní aplikácie <text:span text:style-name="T137">bude</text:span> môcť <text:span text:style-name="T136">konfigurovať pripojenie na </text:span><text:s/>server, na ktorý sa <text:span text:style-name="T143">chce</text:span> pripájať.</text:p>
      <text:h text:style-name="P107" text:outline-level="3"><text:bookmark-start text:name="__RefHeading___Toc1199_1641046207"/>Konfiguračný súbor<text:bookmark-end text:name="__RefHeading___Toc1199_1641046207"/></text:h>
      <text:p text:style-name="P87">Informácie o pripojení sa ukladajú do <text:span text:style-name="T131">konfiguračného</text:span> súboru. Pri opätovnom spustení aplikácie sa používateľ pripája na server uložený v tomto súbore.</text:p>
      <text:h text:style-name="P97" text:outline-level="2"><text:bookmark-start text:name="__RefHeading___Toc1201_1641046207"/><text:span text:style-name="T124">Registrácia a prihlasovanie</text:span><text:bookmark-end text:name="__RefHeading___Toc1201_1641046207"/></text:h>
      <text:h text:style-name="P105" text:outline-level="3"><text:bookmark-start text:name="__RefHeading___Toc1203_1641046207"/><text:span text:style-name="T124">Registrácia</text:span><text:bookmark-end text:name="__RefHeading___Toc1203_1641046207"/></text:h>
      <text:p text:style-name="P86">Používateľ <text:span text:style-name="T127">sa bude môcť zaregistrovať na vybraný server. Pri registrácií bude potrebné uviesť používateľské meno a heslo.</text:span></text:p>
      <text:h text:style-name="P106" text:outline-level="3"><text:bookmark-start text:name="__RefHeading___Toc1205_1641046207"/>Prihlasovanie <text:span text:style-name="T132">a odhlasovanie</text:span><text:bookmark-end text:name="__RefHeading___Toc1205_1641046207"/></text:h>
      <text:p text:style-name="P68"><text:span text:style-name="T126">Po registrácií sa používateľ bude môcť, za pomoci prihlasovacieho mena a hesla, pripojiť na daný server. Prihlásený používateľ sa bude môcť zo servera aj odhlásiť.</text:span></text:p>
      <text:h text:style-name="P104" text:outline-level="3"><text:bookmark-start text:name="__RefHeading___Toc811_1365372613"/><text:span text:style-name="T126">Automatické prihlasovanie</text:span><text:bookmark-end text:name="__RefHeading___Toc811_1365372613"/></text:h>
      <text:p text:style-name="P67"><text:span text:style-name="T126">Používateľ si bude môcť určiť, či sa hneď po spustení aplikácie bude chcieť automaticky pripojiť na server na základe informácií z konfiguračného súboru.</text:span></text:p>
      <text:h text:style-name="P95" text:outline-level="2"><text:bookmark-start text:name="__RefHeading___Toc1207_1641046207"/><text:soft-page-break/>Skupiny<text:bookmark-end text:name="__RefHeading___Toc1207_1641046207"/></text:h>
      <text:h text:style-name="P113" text:outline-level="3"><text:bookmark-start text:name="__RefHeading___Toc1044_272059829"/>Tvorba skupiny<text:bookmark-end text:name="__RefHeading___Toc1044_272059829"/></text:h>
      <text:p text:style-name="P76">Ľubovolný prihlásený používateľ bude môcť vytvoriť skupinu, kde bude môcť zvoliť nasledovné:</text:p>
      <text:list xml:id="list4883331614128346675" text:style-name="L13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21">názov s</text:span><text:span text:style-name="T22">kupiny</text:span></text:p>
                    </text:list-item>
                    <text:list-item>
                      <text:p text:style-name="P53">dokument <text:span text:style-name="T123">(na upload)</text:span>, ktorý bude skupina anotovať</text:p>
                    </text:list-item>
                    <text:list-item>
                      <text:p text:style-name="P53">zoznam <text:span text:style-name="T48">po</text:span>užívateľov <text:span text:style-name="T48">v </text:span>s<text:span text:style-name="T47">kupine</text:span> aj s ich <text:span text:style-name="T48">prístupovými </text:span>právami</text:p>
                    </text:list-item>
                    <text:list-item>
                      <text:p text:style-name="P54"><text:span text:style-name="T49">default</text:span> práva <text:span text:style-name="T123">(optional)</text:span></text:p>
                    </text:list-item>
                    <text:list-item>
                      <text:p text:style-name="P63"><text:span text:style-name="T10">heslo </text:span><text:span text:style-name="T11">pre vstup do skupiny</text:span><text:span text:style-name="T10"> (optional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23" text:outline-level="3"><text:bookmark-start text:name="__RefHeading___Toc1447_1641046207"/>Aktívna skupina<text:bookmark-end text:name="__RefHeading___Toc1447_1641046207"/></text:h>
      <text:p text:style-name="P91">Skupina sa stáva aktívnou, ak ju používateľ vytvoril, alebo sa do nej pripojil. Aktívna skupina je maximálne 1.</text:p>
      <text:h text:style-name="P117" text:outline-level="3"><text:bookmark-start text:name="__RefHeading___Toc1209_1641046207"/><text:span text:style-name="T118">Voľba s</text:span>kupiny<text:bookmark-end text:name="__RefHeading___Toc1209_1641046207"/></text:h>
      <text:list xml:id="list5490331967685083131" text:style-name="L23">
        <text:list-item>
          <text:list>
            <text:list-header>
              <text:p text:style-name="P81">Prihlásený používateľ si môže zvoliť svoju aktívnu skupinu zo zoznamu všetkých skupín. Používateľ má možnosť sa od skupiny aj odpojiť alebo sa pr<text:span text:style-name="T138">ipojiť</text:span> <text:span text:style-name="T138">do</text:span> inej.</text:p>
            </text:list-header>
          </text:list>
        </text:list-item>
      </text:list>
      <text:h text:style-name="P118" text:outline-level="3"><text:bookmark-start text:name="__RefHeading___Toc1211_1641046207"/><text:span text:style-name="T139">Prístup do </text:span>skupiny<text:bookmark-end text:name="__RefHeading___Toc1211_1641046207"/></text:h>
      <text:p text:style-name="P77">Prístup do skupiny m<text:span text:style-name="T132">ôže</text:span> <text:span text:style-name="T133">byť </text:span>chrán<text:span text:style-name="T133">ený</text:span> heslo<text:span text:style-name="T133">m</text:span>. Ak skupina má <text:span text:style-name="T140">nastavené </text:span>heslo, na pripojenie <text:span text:style-name="T140">do nej </text:span>je nevyhnutné ho správne zadať.</text:p>
      <text:h text:style-name="P115" text:outline-level="3"><text:bookmark-start text:name="__RefHeading___Toc1046_272059829"/>Default práva skupiny<text:bookmark-end text:name="__RefHeading___Toc1046_272059829"/></text:h>
      <text:list xml:id="list194120636452495" text:continue-numbering="true" text:style-name="L23">
        <text:list-item>
          <text:list>
            <text:list-header>
              <text:p text:style-name="P61"><text:span text:style-name="T27">S</text:span><text:span text:style-name="T26">kupina môže mať nastavené defaultné práva. Ak sú nastavené, </text:span><text:span text:style-name="T28">tak sa </text:span><text:span text:style-name="T26">užívateľom, ktorí sa do nej pripojili, nastavia. Ak nastavené nie sú, do skupiny smú vstúpiť len používatelia v jej zozname.</text:span></text:p>
            </text:list-header>
          </text:list>
        </text:list-item>
      </text:list>
      <text:h text:style-name="P121" text:outline-level="3"><text:bookmark-start text:name="__RefHeading___Toc1213_1641046207"/>Aktivita v skupine<text:bookmark-end text:name="__RefHeading___Toc1213_1641046207"/></text:h>
      <text:p text:style-name="P80"><text:span text:style-name="T106">Aktivita</text:span> (<text:span text:style-name="T103">anotovanie textu a rôzne iné zmeny) </text:span>sa <text:span text:style-name="T141">bude zobrazovať </text:span>všetkým používateľom <text:span text:style-name="T106">v skupine pomocou logu, kde budú dôležité informácie ako čas zmeny, užívateľ, ktorý danú zmenu vykonal, samotná zmena – komentár, zmazanie, anotácia, … .</text:span></text:p>
      <text:h text:style-name="P99" text:outline-level="2"><text:bookmark-start text:name="__RefHeading___Toc1215_1641046207"/><text:soft-page-break/><text:span text:style-name="T120">Práva p</text:span>oužívat<text:span text:style-name="T120">eľa</text:span><text:bookmark-end text:name="__RefHeading___Toc1215_1641046207"/></text:h>
      <text:h text:style-name="P125" text:outline-level="3"><text:bookmark-start text:name="__RefHeading___Toc1217_1641046207"/>Nastavovanie práv<text:bookmark-end text:name="__RefHeading___Toc1217_1641046207"/></text:h>
      <text:p text:style-name="P90"><text:span text:style-name="T79">Práva používateľa s</text:span><text:span text:style-name="T85">a </text:span><text:span text:style-name="T87">nastavia hneď po úspešnom pripojení do skupiny (buď aké má v zozname skupiny alebo </text:span><text:span text:style-name="T88">jej </text:span><text:span text:style-name="T87">defaultné</text:span><text:span text:style-name="T13">)</text:span><text:span text:style-name="T87">.</text:span></text:p>
      <text:h text:style-name="P108" text:outline-level="3"><text:bookmark-start text:name="__RefHeading___Toc1034_272059829"/>Typy práv<text:bookmark-end text:name="__RefHeading___Toc1034_272059829"/></text:h>
      <text:list xml:id="list3715958615077766343" text:style-name="L11">
        <text:list-item>
          <text:list>
            <text:list-header>
              <text:p text:style-name="P58"><text:span text:style-name="T121"><text:s/>Rozlišujeme medzi 3 základnými typmi právami (možno ich kombinovať):</text:span></text:p>
              <text:list>
                <text:list-item>
                  <text:list>
                    <text:list-item>
                      <text:p text:style-name="P25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40">reanota<text:span text:style-name="T33">čné</text:span> – umožňuje preanotovať <text:span text:style-name="T114">(</text:span>meniť a mazať<text:span text:style-name="T92">)</text:span> anotácie iných</text:p>
                    </text:list-item>
                    <text:list-item>
                      <text:p text:style-name="P41">editačné – umožňuje pridávať/meniť/mazať typy a podtypy anotácií v danej skupine</text:p>
                    </text:list-item>
                  </text:list>
                </text:list-item>
              </text:list>
            </text:list-header>
          </text:list>
        </text:list-item>
      </text:list>
      <text:h text:style-name="P92" text:outline-level="2"><text:bookmark-start text:name="__RefHeading___Toc1036_272059829"/>Administrá<text:span text:style-name="T144">cia</text:span> skupiny<text:bookmark-end text:name="__RefHeading___Toc1036_272059829"/></text:h>
      <text:h text:style-name="P108" text:outline-level="3"><text:bookmark-start text:name="__RefHeading___Toc1219_1641046207"/>Administrátor<text:bookmark-end text:name="__RefHeading___Toc1219_1641046207"/></text:h>
      <text:p text:style-name="P74"><text:span text:style-name="T128">Používateľ, ktorý vytvára skupinu sa stáva jej administrátorom</text:span>. <text:span text:style-name="T134">Každá</text:span> skupina má práve jedného administrátora a ten je nemenný.</text:p>
      <text:h text:style-name="P109" text:outline-level="3"><text:bookmark-start text:name="__RefHeading___Toc813_1365372613"/>Práva administrátora skupiny<text:bookmark-end text:name="__RefHeading___Toc813_1365372613"/></text:h>
      <text:list xml:id="list7922326330333238994" text:style-name="L12">
        <text:list-item>
          <text:list>
            <text:list-item>
              <text:list>
                <text:list-item>
                  <text:list>
                    <text:list-header>
                      <text:p text:style-name="P60">Administrátor má všetky práva používateľa a takisto môže meniť štruktúru skupiny (pridať/meniť/odobrať: užívateľa alebo ich práva, heslo skupiny, názov, default práva). Administrátor nemôže meniť svoje práva.</text:p>
                    </text:list-header>
                  </text:list>
                </text:list-item>
              </text:list>
            </text:list-item>
          </text:list>
        </text:list-item>
      </text:list>
      <text:h text:style-name="P93" text:outline-level="2"><text:bookmark-start text:name="__RefHeading___Toc1038_272059829"/><text:span text:style-name="T125">Anotovaný dokument</text:span><text:bookmark-end text:name="__RefHeading___Toc1038_272059829"/></text:h>
      <text:h text:style-name="P110" text:outline-level="3"><text:bookmark-start text:name="__RefHeading___Toc1221_1641046207"/><text:span text:style-name="T129">Zmena obsahu anotovananého dokumentu</text:span><text:bookmark-end text:name="__RefHeading___Toc1221_1641046207"/></text:h>
      <text:p text:style-name="P75"><text:span text:style-name="T29">Obsah dokumentu nemožno upravovať iným spôsobom ako </text:span><text:span text:style-name="T30">anotovaním a komentovaním.</text:span></text:p>
      <text:h text:style-name="P124" text:outline-level="3"><text:bookmark-start text:name="__RefHeading___Toc1449_1641046207"/>Zobrazovanie zmien v dokumente<text:bookmark-end text:name="__RefHeading___Toc1449_1641046207"/></text:h>
      <text:p text:style-name="P79">Zmeny vykonané používateľom sa okamžite zobrazujú všetkým ostatným používateľom, ktorí upravujú daný dokument.</text:p>
      <text:h text:style-name="P111" text:outline-level="3"><text:bookmark-start text:name="__RefHeading___Toc1040_272059829"/>Vzťah dokument-skupina<text:bookmark-end text:name="__RefHeading___Toc1040_272059829"/></text:h>
      <text:p text:style-name="P73"><text:span text:style-name="T78">Dokument sa viaže ku skupine vždy </text:span><text:span text:style-name="T82">v</text:span><text:span text:style-name="T78"> pomere 1:1 – jedna skupina anotuje </text:span><text:span text:style-name="T83">práve</text:span><text:span text:style-name="T78"> jeden dokument, </text:span><text:span text:style-name="T84">ktorý už nemôže z</text:span><text:span text:style-name="T86">a</text:span><text:span text:style-name="T84">meniť za iný. </text:span></text:p>
      <text:h text:style-name="P112" text:outline-level="3"><text:bookmark-start text:name="__RefHeading___Toc815_1365372613"/><text:soft-page-break/>Rozdelenie dokumentu<text:bookmark-end text:name="__RefHeading___Toc815_1365372613"/></text:h>
      <text:p text:style-name="P72"><text:span text:style-name="T80">Rozsiahle dokumenty budú rozdelené (podľa počtu viet</text:span><text:span text:style-name="T14">)</text:span><text:span text:style-name="T81"> na viacero častí/stránok, medzi ktorými bude možné listovať</text:span><text:span text:style-name="T15">. </text:span><text:span text:style-name="T20">Dlhé texty sa budú dať aj scrollovať.</text:span></text:p>
      <text:h text:style-name="P94" text:outline-level="2"><text:bookmark-start text:name="__RefHeading___Toc1048_272059829"/>Anotácie<text:bookmark-end text:name="__RefHeading___Toc1048_272059829"/></text:h>
      <text:h text:style-name="P128" text:outline-level="3"><text:bookmark-start text:name="__RefHeading___Toc1223_1641046207"/><text:span text:style-name="T134">Pridávanie/mazanie/úprava a</text:span>not<text:span text:style-name="T134">ácií</text:span><text:bookmark-end text:name="__RefHeading___Toc1223_1641046207"/></text:h>
      <text:p text:style-name="P85"><text:span text:style-name="T71">Vyznačený text v dokumente môže používateľ anotovať stlačením kláves, kde si bude môcť vybrať </text:span><text:span text:style-name="T73">napr.</text:span><text:span text:style-name="T71">: typ anotácie </text:span><text:span text:style-name="T72">(napr. “mesto”)</text:span><text:span text:style-name="T71">, popis, odkazy, .... </text:span><text:span text:style-name="T12">Anotácie môžu byť zmenené/zmazané používateľmi na základe ich práv.</text:span></text:p>
      <text:h text:style-name="P122" text:outline-level="3"><text:bookmark-start text:name="__RefHeading___Toc1225_1641046207"/>Prekryv anotácií<text:bookmark-end text:name="__RefHeading___Toc1225_1641046207"/></text:h>
      <text:p text:style-name="P78">Ľubovo<text:span text:style-name="T135">ľ</text:span>nú časť textu <text:span text:style-name="T134">môže byť anotovaná</text:span> aj viackrát.</text:p>
      <text:h text:style-name="P114" text:outline-level="3"><text:bookmark-start text:name="__RefHeading___Toc1050_272059829"/>Referencie<text:bookmark-end text:name="__RefHeading___Toc1050_272059829"/></text:h>
      <text:list xml:id="list3475291343865849874" text:style-name="L26">
        <text:list-item>
          <text:list>
            <text:list-header>
              <text:p text:style-name="P64">Používateľ bude môcť špecifikovať, či je daná anotácia referenci<text:span text:style-name="T134">a</text:span> a na ktorú predošlú anotáciu sa vzťahuje.</text:p>
            </text:list-header>
          </text:list>
        </text:list-item>
      </text:list>
      <text:h text:style-name="P126" text:outline-level="3"><text:bookmark-start text:name="__RefHeading___Toc1634_1641046207"/>Zmena referencií<text:bookmark-end text:name="__RefHeading___Toc1634_1641046207"/></text:h>
      <text:p text:style-name="P62"><text:span text:style-name="T145">Referenciám možno iba zmeniť objekt, na ktorý referujú (rodič), prípadne ich vymazať. R</text:span>eferencia dedí od rodiča všetky jeho vlastnosti, pri zmene rodiča je patričná zmena vykonaná na všetkých jeho referenciách.</text:p>
      <text:h text:style-name="P116" text:outline-level="3"><text:bookmark-start text:name="__RefHeading___Toc1052_272059829"/><text:span text:style-name="T146">Typy</text:span> anotácií<text:bookmark-end text:name="__RefHeading___Toc1052_272059829"/></text:h>
      <text:p text:style-name="P84"><text:span text:style-name="T74">Používateľ </text:span><text:span text:style-name="T75">s editačnými právami</text:span><text:span text:style-name="T74"> bude môcť vytvárať nové typy a podtypy anotácií, alebo ich iným spôsobom upravovať </text:span><text:span text:style-name="T76">(farba, tag, názov,...)</text:span><text:span text:style-name="T74"> či mazať.</text:span></text:p>
      <text:h text:style-name="P112" text:outline-level="3"><text:bookmark-start text:name="__RefHeading___Toc509_539331971"/><text:span text:style-name="T142">Vyznačenie</text:span> anotácií <text:span text:style-name="T147">v texte</text:span><text:bookmark-end text:name="__RefHeading___Toc509_539331971"/></text:h>
      <text:list xml:id="list7339183892508329755" text:style-name="L16">
        <text:list-item>
          <text:list>
            <text:list-header>
              <text:p text:style-name="P65">Anotácie v textovom editore <text:span text:style-name="T34">budú</text:span> farebne vyznačené podľa <text:span text:style-name="T51">daného typu/kategórie</text:span>. <text:span text:style-name="T95">Farbu rôznych kategórií si môže užívateľ zvoliť.</text:span></text:p>
            </text:list-header>
          </text:list>
        </text:list-item>
      </text:list>
      <text:list xml:id="list1238868169114743939" text:style-name="L17">
        <text:list-item>
          <text:list>
            <text:list-header>
              <text:p text:style-name="P66"><text:span text:style-name="T16">Prekryv anotácií bude nejakým spôsobom rozlíšený (napr. konkrétnou farbou alebo </text:span><text:span text:style-name="T18">z</text:span><text:span text:style-name="T16">miešaním farieb jednotlivých prekrývajúcich sa anotácií</text:span><text:span text:style-name="T96">)</text:span><text:span text:style-name="T17">.</text:span></text:p>
            </text:list-header>
          </text:list>
        </text:list-item>
      </text:list>
      <text:h text:style-name="P127" text:outline-level="3" text:is-list-header="true"><text:soft-page-break/></text:h>
      <text:h text:style-name="P127" text:outline-level="3"><text:bookmark-start text:name="__RefHeading___Toc817_1365372613"/><text:span text:style-name="T118">Zobrazovanie anotácií</text:span><text:bookmark-end text:name="__RefHeading___Toc817_1365372613"/></text:h>
      <text:p text:style-name="P15"><text:span text:style-name="T59">Používateľ si bude môcť určiť, ktoré </text:span><text:span text:style-name="T67">typy </text:span><text:span text:style-name="T59">anotáci</text:span><text:span text:style-name="T67">í</text:span><text:span text:style-name="T59"> sa mu budú </text:span><text:span text:style-name="T77">zobrazo</text:span><text:span text:style-name="T59">vať v texte </text:span><text:span text:style-name="T68">(napr. sa rozhodne, že anotácie typu “osoba” nebudú momentálne vyznačené</text:span><text:span text:style-name="T96">)</text:span><text:span text:style-name="T59">. Táto zmena je len lokálna – </text:span><text:span text:style-name="T69">nezobrazuje sa ostatným používateľom v skupine.</text:span></text:p>
      <text:h text:style-name="P96" text:outline-level="2"><text:bookmark-start text:name="__RefHeading___Toc1056_272059829"/>Komentáre<text:bookmark-end text:name="__RefHeading___Toc1056_272059829"/></text:h>
      <text:h text:style-name="P120" text:outline-level="3"><text:bookmark-start text:name="__RefHeading___Toc1058_272059829"/><text:span text:style-name="T130">Pridávanie/e</text:span>ditovanie/mazanie komentárov<text:bookmark-end text:name="__RefHeading___Toc1058_272059829"/></text:h>
      <text:p text:style-name="P89"><text:span text:style-name="T70">Používatelia budú mať možnosť pridať do textu komentáre. </text:span><text:span text:style-name="T63">Komentáre </text:span><text:span text:style-name="T64">môžu byť priamo </text:span><text:span text:style-name="T70">upravené/</text:span><text:span text:style-name="T64">zmazané len ich autorom.</text:span></text:p>
      <text:h text:style-name="P119" text:outline-level="3"><text:bookmark-start text:name="__RefHeading___Toc819_1365372613"/><text:span text:style-name="T119">Zobrazovanie k</text:span>omentár<text:span text:style-name="T119">ov</text:span><text:bookmark-end text:name="__RefHeading___Toc819_1365372613"/></text:h>
      <text:p text:style-name="P88"><text:span text:style-name="T65">Po nadídení myšou/stlačením kláves nad okomentovaným texto</text:span><text:span text:style-name="T66">m</text:span><text:span text:style-name="T65"> sa komentár zobrazí používateľovi.</text:span><text:span text:style-name="T62"> </text:span><text:span text:style-name="T58">Okomentovaný text bude v dokumente nejakým spôsobom </text:span><text:span text:style-name="T61">vizuálne</text:span><text:span text:style-name="T60"> </text:span><text:span text:style-name="T58">rozlíšený.</text:span></text:p>
      <text:h text:style-name="Heading_20_2" text:outline-level="2"><text:bookmark-start text:name="__RefHeading___Toc821_1365372613"/>Hľadanie <text:span text:style-name="T89">v texte</text:span><text:bookmark-end text:name="__RefHeading___Toc821_1365372613"/></text:h>
      <text:p text:style-name="P83">Aplikácia bude umožňovať používateľom hľadať <text:span text:style-name="T97">slová v </text:span>text<text:span text:style-name="T97">e.</text:span></text:p>
      <text:h text:style-name="Heading_20_2" text:outline-level="2"><text:bookmark-start text:name="__RefHeading___Toc511_539331971"/>Export<text:bookmark-end text:name="__RefHeading___Toc511_539331971"/></text:h>
      <text:list xml:id="list6872576505685756363" text:style-name="L18">
        <text:list-item>
          <text:list>
            <text:list-header>
              <text:p text:style-name="P42">Používateľ bude môcť exportovať <text:span text:style-name="T102">dokument svojej aktívnej skupiny</text:span>. <text:span text:style-name="T90">Každý riadok vyexportovaného dokumentu bude mať nasledovný formát: </text:span></text:p>
              <text:list>
                <text:list-item>
                  <text:list>
                    <text:list-item>
                      <text:p text:style-name="P43">číslo riadku/<text:span text:style-name="T113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16">Kde <text:span text:style-name="T110">X</text:span> bude buď písmeno ‘B’ (begin – označuje začiatok anotácie<text:span text:style-name="T57">) </text:span>alebo ‘I’ (pokračovanie anotácie<text:span text:style-name="T57">) </text:span>prípadne nič, <text:span text:style-name="T111">Z</text:span> <text:span text:style-name="T107">bude zoznam tagov</text:span> <text:span text:style-name="T115">daného </text:span>typ<text:span text:style-name="T107">u</text:span> anotácie (napr. PER pre persons, <text:span text:style-name="T108">tagy si môže meniť používateľ s editačnými právami, viaceré tagy budú oddelené čiarkou).</text:span> <text:span text:style-name="T110">A:B</text:span> je interval &lt;A, B<text:span text:style-name="T57">), </text:span>ktorý určuje riadok slova alebo slov, na ktoré sa referencia vzťahuje, <text:span text:style-name="T112">viacero intervalov je oddelených čiarkou</text:span>. Pri <text:span text:style-name="T105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19">Interpunkcia je takisto na samostatnom riadku.</text:p>
      <text:list xml:id="list194119222040684" text:continue-numbering="true" text:style-name="L18">
        <text:list-item>
          <text:list>
            <text:list-header>
              <text:p text:style-name="P45">Nasledujú príklady riadkov exportovaného dokumentu:</text:p>
              <text:list>
                <text:list-item>
                  <text:list>
                    <text:list-item>
                      <text:p text:style-name="P46"><text:soft-page-break/><text:span text:style-name="T109">2 <text:tab/>Bratislava</text:span><text:tab/><text:span text:style-name="T104">B:CIT <text:s text:c="3"/>: <text:s text:c="4"/>en.wikipedia.org/wiki/Bratislava</text:span></text:p>
                    </text:list-item>
                  </text:list>
                </text:list-item>
              </text:list>
              <text:p text:style-name="P47">Viacslovný anotovaný text:</text:p>
              <text:list>
                <text:list-item>
                  <text:list>
                    <text:list-item text:start-value="1">
                      <text:p text:style-name="P48"><text:span text:style-name="T109">3</text:span><text:tab/>Barack<text:tab/>B:PER <text:s text:c="2"/>:<text:tab/>en.wikipedia.org/wiki/Barack_Obama</text:p>
                    </text:list-item>
                    <text:list-item>
                      <text:p text:style-name="P49"><text:span text:style-name="T109">5</text:span><text:tab/>Obama<text:tab/>I<text:tab/> <text:s text:c="3"/>:</text:p>
                      <text:p text:style-name="P69">Referenci<text:span text:style-name="T116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3004005520116125337" text:style-name="L19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09">7</text:span><text:tab/>He<text:tab/><text:span text:style-name="T104">B:PER</text:span> <text:s text:c="2"/>1-2</text:p>
                    </text:list-item>
                  </text:list>
                </text:list-item>
              </text:list>
            </text:list-item>
          </text:list>
        </text:list-item>
      </text:list>
      <text:p text:style-name="P17">Neanotované slovo:</text:p>
      <text:list xml:id="list7896309644724850936" text:style-name="L20">
        <text:list-item>
          <text:p text:style-name="P44"><text:span text:style-name="T109">11</text:span><text:tab/><text:span text:style-name="T109">foo</text:span><text:tab/>:<text:tab/>:</text:p>
        </text:list-item>
      </text:list>
      <text:p text:style-name="P18">Viackrát anotované <text:span text:style-name="T117">jedno </text:span>slovo:</text:p>
      <text:list xml:id="list1577453999228640981" text:style-name="L21">
        <text:list-item>
          <text:p text:style-name="P50">13<text:tab/>bar<text:tab/>B:NAME1,NAME2<text:tab/>:</text:p>
        </text:list-item>
      </text:list>
      <text:list xml:id="list6851872970718419198" text:style-name="L22">
        <text:list-item>
          <text:list>
            <text:list-item>
              <text:list>
                <text:list-item>
                  <text:list>
                    <text:list-header>
                      <text:p text:style-name="P70">A nakoniec <text:span text:style-name="T104">referencia odkazujúca na entitu, ktorá je na viacerých miestach:</text:span></text:p>
                    </text:list-header>
                    <text:list-item>
                      <text:p text:style-name="P71"><text:span text:style-name="T109">14</text:span><text:tab/><text:span text:style-name="T104">It</text:span><text:tab/><text:span text:style-name="T104">B:CIT</text:span> <text:s text:c="2"/>1<text:span text:style-name="T104">23-124:2-3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8T19:41:18.966759618</dc:date>
    <meta:editing-duration>PT17H54M32S</meta:editing-duration>
    <meta:editing-cycles>332</meta:editing-cycles>
    <meta:document-statistic meta:table-count="0" meta:image-count="0" meta:object-count="0" meta:page-count="10" meta:paragraph-count="192" meta:word-count="1613" meta:character-count="11120" meta:non-whitespace-character-count="9605"/>
  </office:meta>
</office:document-meta>
</file>